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Heading_20_1">
      <style:paragraph-properties fo:margin-top="0cm" fo:margin-bottom="0cm" style:contextual-spacing="false"/>
    </style:style>
    <style:style style:name="fr1" style:family="graphic" style:parent-style-name="Inline_20_Heading">
      <style:graphic-properties style:vertical-pos="middle" style:vertical-rel="tex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社内ナレッジベース</text:p>
      <text:p text:style-name="Standard"/>
      <text:h text:style-name="Heading_20_1" text:outline-level="1"><draw:frame draw:style-name="fr1" draw:name="枠1" text:anchor-type="as-char" draw:z-index="0"><draw:text-box fo:min-height="0cm" fo:min-width="0cm"><text:h text:style-name="P1" text:outline-level="1">リ</text:h></draw:text-box></draw:frame>モートワークと勤務形態について</text:h>
      <text:p text:style-name="Standard"/>
      <text:p text:style-name="Standard">当社では、柔軟な働き方を推進するため、週3日までのリモートワークを認めています。在宅勤務を行う際は、前日の18時までにチームリーダーへチャットツールで報告し、始業および終業時には勤怠管理システムへの打刻を忘れないようにしてください。</text:p>
      <text:p text:style-name="Standard"/>
      <text:h text:style-name="Heading_20_1" text:outline-level="1" text:is-list-header="true">オフィスでのセキュリティ対策</text:h>
      <text:p text:style-name="Standard"/>
      <text:p text:style-name="Standard">執務室から離れる際は、必ずPCをロック（Win+L）してください。また、機密情報の含まれる書類をデスクに放置することは禁止されています。離席が長時間にわたる場合は、書類を鍵付きのキャビネットへ保管し、クリアデスクポリシーを遵守してください。</text:p>
      <text:p text:style-name="Standard"/>
      <text:h text:style-name="Heading_20_1" text:outline-level="1">カフェテリアの利用ルール</text:h>
      <text:p text:style-name="Standard"/>
      <text:p text:style-name="Standard">社員食堂およびカフェテリアは、11時から14時の間で使用可能です。ピーク時の混雑を避けるため、部署ごとにランチタイムをずらすことが推奨されています。使用したトレイや食器は、必ず返却カウンターへ戻し、テーブルの清掃にご協力ください。</text:p>
      <text:p text:style-name="Standard"/>
      <text:h text:style-name="Heading_20_1" text:outline-level="1">出張経費の精算フロー</text:h>
      <text:p text:style-name="Standard"/>
      <text:p text:style-name="Standard">国内出張の旅費精算は、帰任後5日以内に経費精算システムから申請を行ってください。新幹線や宿泊費の領収書はスキャンしてアップロードする必要があります。原本は各部署の経理担当者が確認するため、月次締め切りまで大切に保管してください。</text:p>
      <text:p text:style-name="Standard"/>
      <text:h text:style-name="Heading_20_1" text:outline-level="1">情報漏洩時の緊急連絡先</text:h>
      <text:p text:style-name="Standard"/>
      <text:p text:style-name="Standard">万が一、PCの紛失やウイルス感染の疑い、あるいは顧客情報の流出が判明した場合は、直ちに情報セキュリティ委員会（内線：9999）へ報告してください。夜間や休日の場合は、緊急用ダイヤルへ連絡し、指示を仰ぐようにしてください。</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2T16:21:08.877697300</meta:creation-date>
    <dc:date>2026-02-22T16:22:19.048703800</dc:date>
    <meta:editing-duration>PT1M11S</meta:editing-duration>
    <meta:editing-cycles>1</meta:editing-cycles>
    <meta:document-statistic meta:table-count="0" meta:image-count="0" meta:object-count="0" meta:page-count="1" meta:paragraph-count="12" meta:word-count="635" meta:character-count="647" meta:non-whitespace-character-count="647"/>
    <meta:generator>LibreOffice/26.2.0.3$Windows_X86_64 LibreOffice_project/620$Build-3</meta:generator>
  </office:meta>
</office:document-meta>
</file>